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da3ec" officeooo:paragraph-rsid="000da3ec"/>
    </style:style>
    <style:style style:name="P2" style:family="paragraph" style:parent-style-name="Text_20_body">
      <style:paragraph-properties fo:text-align="end" style:justify-single-word="false"/>
      <style:text-properties officeooo:rsid="000da3ec" officeooo:paragraph-rsid="000da3ec"/>
    </style:style>
    <style:style style:name="P3" style:family="paragraph" style:parent-style-name="Text_20_body">
      <style:paragraph-properties fo:text-align="start" style:justify-single-word="false"/>
      <style:text-properties officeooo:rsid="000da3ec" officeooo:paragraph-rsid="000da3ec"/>
    </style:style>
    <style:style style:name="P4" style:family="paragraph" style:parent-style-name="Text_20_body">
      <style:text-properties officeooo:rsid="000e6923" officeooo:paragraph-rsid="000e6923"/>
    </style:style>
    <style:style style:name="P5" style:family="paragraph" style:parent-style-name="Text_20_body">
      <style:text-properties officeooo:paragraph-rsid="000e6923"/>
    </style:style>
    <style:style style:name="P6" style:family="paragraph" style:parent-style-name="Text_20_body">
      <style:text-properties officeooo:rsid="00101b83" officeooo:paragraph-rsid="00101b83"/>
    </style:style>
    <style:style style:name="P7" style:family="paragraph" style:parent-style-name="Text_20_body">
      <style:text-properties fo:font-weight="bold" officeooo:rsid="00101b83" officeooo:paragraph-rsid="00101b83" style:font-weight-asian="bold" style:font-weight-complex="bold"/>
    </style:style>
    <style:style style:name="P8" style:family="paragraph" style:parent-style-name="Title">
      <style:text-properties officeooo:rsid="000da3ec" officeooo:paragraph-rsid="000da3ec"/>
    </style:style>
    <style:style style:name="P9" style:family="paragraph" style:parent-style-name="Heading_20_1">
      <style:text-properties officeooo:paragraph-rsid="000e6923"/>
    </style:style>
    <style:style style:name="P10" style:family="paragraph" style:parent-style-name="Heading_20_1">
      <style:text-properties officeooo:rsid="00101b83" officeooo:paragraph-rsid="00101b83"/>
    </style:style>
    <style:style style:name="T1" style:family="text">
      <style:text-properties officeooo:rsid="000e69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nguagens de Montagem</text:p>
      <text:p text:style-name="P1">Grupo 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ultiplicação de matrizes em C e Assembl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ESP – Campus Rio Claro</text:p>
      <text:p text:style-name="P2">Ciências da Computação – Noturno</text:p>
      <text:p text:style-name="P2">Curso: Linguagens de Montagem</text:p>
      <text:p text:style-name="P2">Integrantes:</text:p>
      <text:p text:style-name="P2">Rafael A. M. Campanari – Mateus V. Pacheco – Gabriel D. Versutti</text:p>
      <text:p text:style-name="P3"><text:soft-page-break/></text:p>
      <text:h text:style-name="P9" text:outline-level="1"><text:span text:style-name="T1">Objetivos:</text:span></text:h>
      <text:p text:style-name="P5"/>
      <text:p text:style-name="Text_20_body">Realização de atividade prática englobando os vários conceitos abordados durante o curso.</text:p>
      <text:p text:style-name="Text_20_body"><text:tab/>◦ Criar aplicações com interfaces entre linguagens de montagem e linguagens de alto nível </text:p>
      <text:p text:style-name="P4">(Assembly e Linguagem C)</text:p>
      <text:p text:style-name="P4"><text:tab/>◦ Comparar tempo de execução do código em C e Assembly, visando otimização do código </text:p>
      <text:p text:style-name="P4">Assembly.</text:p>
      <text:p text:style-name="P4"/>
      <text:h text:style-name="P10" text:outline-level="1">Descrição:</text:h>
      <text:p text:style-name="P6">Considere três matrizes de inteiros A,B,C de tamanho L x L definidas em Linguagem C (as </text:p>
      <text:p text:style-name="P6">matrizes podem ser geradas de forma aleatória). Implemente três funções equivalentes: </text:p>
      <text:p text:style-name="P6">(1) em Linguagem C; </text:p>
      <text:p text:style-name="P6">(2) em Assembly sintaxe AT&amp;T/GAS; (3) em Assembly sintaxe Intel/NASM, que devem ser executadas por um programa em Linguagem C para:</text:p>
      <text:p text:style-name="P7"><text:tab/></text:p>
      <text:p text:style-name="P7">Grupo 7: 3(A x C) + B; retornando a soma dos elementos da diagonal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6:04:58.644869206</meta:creation-date>
    <dc:date>2015-08-27T16:14:36.902646739</dc:date>
    <meta:editing-duration>PT4M4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1" meta:word-count="150" meta:character-count="960" meta:non-whitespace-character-count="811"/>
  </office:meta>
</office:document-meta>
</file>